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color="#4472C4" fo:font-size="12pt" style:font-size-asian="12pt" style:font-size-complex="12pt"/>
    </style:style>
    <style:style style:name="P2" style:parent-style-name="Normal" style:family="paragraph">
      <style:text-properties style:font-name="Arial" style:font-name-complex="Arial" fo:color="#4472C4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ce Breaker</text:p>
      <text:p text:style-name="P2"/>
      <text:p text:style-name="Normal"><draw:frame draw:style-name="a0" draw:transform="translate(-3.13403in -2.35069in) rotate(-1.5708) translate(3.13403in 2.35069in)" draw:name="Picture 1" text:anchor-type="as-char" svg:width="6.26806in" svg:height="4.70139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Calibri Light" style:font-name-asian="Times New Roman" style:font-name-complex="Times New Roman" fo:color="#1F3864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text-transform="uppercase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color="#1F3864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864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3864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text-transform="uppercase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4546A" fo:hyphenate="false"/>
    </style:style>
    <style:style style:name="Title" style:display-name="Title" style:family="paragraph" style:parent-style-name="Normal" style:next-style-name="Normal">
      <style:paragraph-properties fo:margin-bottom="0in" fo:line-height="85%"/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margin-bottom="0.1666in" fo:line-height="100%"/>
      <style:text-properties style:font-name="Calibri Light" style:font-name-asian="Times New Roman" style:font-name-complex="Times New Roman" fo:color="#4472C4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color="#44546A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style:font-name-asian="Times New Roman" style:font-name-complex="Times New Roman" fo:color="#44546A" fo:letter-spacing="-0.0041in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595959" style:text-underline-type="none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69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Allen</meta:initial-creator>
    <dc:creator>David Allen</dc:creator>
    <meta:creation-date>2020-01-22T17:47:00Z</meta:creation-date>
    <dc:date>2020-01-22T18:21:00Z</dc:date>
    <meta:template xlink:href="Normal.dotm" xlink:type="simple"/>
    <meta:editing-cycles>1</meta:editing-cycles>
    <meta:editing-duration>PT2040S</meta:editing-duration>
    <meta:document-statistic meta:page-count="1" meta:paragraph-count="1" meta:word-count="2" meta:character-count="14" meta:row-count="1" meta:non-whitespace-character-count="13"/>
  </office:meta>
</office:document-meta>
</file>